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427d1" style:font-weight-asian="bold" style:font-weight-complex="bold"/>
    </style:style>
    <style:style style:name="T74" style:family="text">
      <style:text-properties fo:font-weight="bold" officeooo:rsid="01a7516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4">3</text:span></text:a><text:span text:style-name="T74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1:38:31.213234631</dc:date>
    <meta:editing-duration>PT13H8M59S</meta:editing-duration>
    <meta:editing-cycles>279</meta:editing-cycles>
    <meta:document-statistic meta:table-count="0" meta:image-count="0" meta:object-count="0" meta:page-count="3" meta:paragraph-count="96" meta:word-count="98" meta:character-count="5200" meta:non-whitespace-character-count="5190"/>
  </office:meta>
</office:document-meta>
</file>